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6600" draw:marker-start-width="0.35cm" draw:marker-end-width="0.35cm" draw:fill="solid" draw:fill-color="#ffffff" draw:textarea-horizontal-align="justify" draw:textarea-vertical-align="middle" draw:auto-grow-height="false" fo:min-height="1.56cm" fo:min-width="1.3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5000b" draw:marker-start-width="0.35cm" draw:marker-end-width="0.35cm" draw:fill="solid" draw:fill-color="#ffffff" draw:textarea-horizontal-align="justify" draw:textarea-vertical-align="middle" draw:auto-grow-height="false" fo:min-height="1.35cm" fo:min-width="10.1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svg:stroke-width="0.1cm" svg:stroke-color="#c5000b" draw:marker-start-width="0.35cm" draw:marker-end-width="0.35cm" draw:fill="solid" draw:fill-color="#ffffff" draw:textarea-horizontal-align="justify" draw:textarea-vertical-align="middle" draw:auto-grow-height="false" fo:min-height="1.35cm" fo:min-width="3.5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6600" draw:marker-start-width="0.35cm" draw:marker-end-width="0.35cm" draw:fill="solid" draw:fill-color="#ffffff" draw:textarea-horizontal-align="justify" draw:textarea-vertical-align="middle" draw:auto-grow-height="false" fo:min-height="2.197cm" fo:min-width="1.947cm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7cm" svg:height="2.7cm" svg:x="1.2cm" svg:y="5.7cm">
          <text:p text:style-name="P1"><text:span text:style-name="T1">Situation</text:span></text:p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7cm" svg:height="2.7cm" svg:x="9.101cm" svg:y="5.701cm">
          <text:p text:style-name="P1"><text:span text:style-name="T1">Situation</text:span></text:p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7cm" svg:height="2.7cm" svg:x="17.002cm" svg:y="5.702cm">
          <text:p text:style-name="P1"><text:span text:style-name="T1">Situation</text:span></text:p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0.7cm" svg:height="1.7cm" svg:x="4.9cm" svg:y="2.1cm">
          <text:p text:style-name="P2">Internaute arrive sur la pag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4.9cm" svg:y1="2.95cm" svg:x2="2.55cm" svg:y2="5.7cm" draw:start-shape="id1" draw:end-shape="id2" draw:end-glue-point="4" svg:d="M4900 2950l-2350 2750" svg:viewBox="0 0 2351 2751">
          <text:p/>
        </draw:connector>
        <draw:connector draw:style-name="gr3" draw:text-style-name="P2" draw:layer="layout" draw:type="line" svg:x1="10.25cm" svg:y1="3.8cm" svg:x2="10.451cm" svg:y2="5.701cm" draw:start-shape="id1" draw:start-glue-point="2" draw:end-shape="id3" draw:end-glue-point="4" svg:d="M10250 3800l201 1901" svg:viewBox="0 0 202 1902">
          <text:p/>
        </draw:connector>
        <draw:connector draw:style-name="gr3" draw:text-style-name="P2" draw:layer="layout" draw:type="line" svg:x1="15.6cm" svg:y1="2.95cm" svg:x2="17.397cm" svg:y2="6.097cm" draw:start-shape="id1" draw:end-shape="id4" draw:end-glue-point="5" svg:d="M15600 2950l1797 3147" svg:viewBox="0 0 1798 3148">
          <text:p/>
        </draw:connector>
        <draw:frame draw:style-name="gr4" draw:layer="layout" svg:width="1.3cm" svg:height="0.962cm" svg:x="2.7cm" svg:y="3.4cm">
          <draw:text-box>
            <text:p>Si</text:p>
          </draw:text-box>
        </draw:frame>
        <draw:frame draw:style-name="gr4" draw:layer="layout" svg:width="1.3cm" svg:height="0.962cm" svg:x="9.2cm" svg:y="4.2cm">
          <draw:text-box>
            <text:p>Si</text:p>
          </draw:text-box>
        </draw:frame>
        <draw:frame draw:style-name="gr4" draw:layer="layout" svg:width="1.3cm" svg:height="0.962cm" svg:x="15.5cm" svg:y="4.2cm">
          <draw:text-box>
            <text:p>Si</text:p>
          </draw:text-box>
        </draw:frame>
        <draw:custom-shape draw:style-name="gr5" draw:text-style-name="P2" xml:id="id5" draw:id="id5" draw:layer="layout" svg:width="4.1cm" svg:height="1.7cm" svg:x="0.8cm" svg:y="10.2cm">
          <text:p text:style-name="P2">Fais action A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4.1cm" svg:height="1.7cm" svg:x="8.5cm" svg:y="10.2cm">
          <text:p text:style-name="P2">Fais action B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4.1cm" svg:height="1.7cm" svg:x="16.2cm" svg:y="10.2cm">
          <text:p text:style-name="P2">Fais action 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.55cm" svg:y1="8.4cm" svg:x2="2.85cm" svg:y2="10.2cm" draw:start-shape="id2" draw:start-glue-point="8" draw:end-shape="id5" draw:end-glue-point="0" svg:d="M2550 8400l300 1800" svg:viewBox="0 0 301 1801">
          <text:p/>
        </draw:connector>
        <draw:connector draw:style-name="gr3" draw:text-style-name="P2" draw:layer="layout" draw:type="line" svg:x1="10.451cm" svg:y1="8.401cm" svg:x2="10.55cm" svg:y2="10.2cm" draw:start-shape="id3" draw:start-glue-point="8" draw:end-shape="id6" draw:end-glue-point="0" svg:d="M10451 8401l99 1799" svg:viewBox="0 0 100 1800">
          <text:p/>
        </draw:connector>
        <draw:connector draw:style-name="gr3" draw:text-style-name="P2" draw:layer="layout" draw:type="line" svg:x1="18.352cm" svg:y1="8.402cm" svg:x2="18.25cm" svg:y2="10.2cm" draw:start-shape="id4" draw:start-glue-point="8" draw:end-shape="id7" draw:end-glue-point="0" svg:d="M18352 8402l-102 1798" svg:viewBox="0 0 103 1799">
          <text:p/>
        </draw:connector>
        <draw:custom-shape draw:style-name="gr5" draw:text-style-name="P2" xml:id="id8" draw:id="id8" draw:layer="layout" svg:width="4.1cm" svg:height="1.7cm" svg:x="8.6cm" svg:y="14.7cm">
          <text:p text:style-name="P2">Stocke </text:p>
          <text:p text:style-name="P2">informatio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4.9cm" svg:y1="11.05cm" svg:x2="8.6cm" svg:y2="15.55cm" draw:start-shape="id5" draw:end-shape="id8" svg:d="M4900 11050l3700 4500" svg:viewBox="0 0 3701 4501">
          <text:p/>
        </draw:connector>
        <draw:connector draw:style-name="gr3" draw:text-style-name="P2" draw:layer="layout" draw:type="line" svg:x1="10.55cm" svg:y1="11.9cm" svg:x2="10.65cm" svg:y2="14.7cm" draw:start-shape="id6" draw:start-glue-point="2" draw:end-shape="id8" draw:end-glue-point="0" svg:d="M10550 11900l100 2800" svg:viewBox="0 0 101 2801">
          <text:p/>
        </draw:connector>
        <draw:connector draw:style-name="gr3" draw:text-style-name="P2" draw:layer="layout" draw:type="line" svg:x1="16.2cm" svg:y1="11.05cm" svg:x2="12.7cm" svg:y2="15.55cm" draw:start-shape="id7" draw:end-shape="id8" svg:d="M16200 11050l-3500 4500" svg:viewBox="0 0 3501 4501">
          <text:p/>
        </draw:connector>
        <draw:custom-shape draw:style-name="gr6" draw:text-style-name="P1" xml:id="id9" draw:id="id9" draw:layer="layout" svg:width="3.601cm" svg:height="3.601cm" svg:x="4.8cm" svg:y="18.7cm">
          <text:p text:style-name="P1"><text:span text:style-name="T1">Information</text:span></text:p>
          <text:p text:style-name="P1"><text:span text:style-name="T1">=</text:span></text:p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0" draw:id="id10" draw:layer="layout" svg:width="3.601cm" svg:height="3.601cm" svg:x="12.9cm" svg:y="18.701cm">
          <text:p text:style-name="P1"><text:span text:style-name="T1">Information</text:span></text:p>
          <text:p text:style-name="P1"><text:span text:style-name="T1">=</text:span></text:p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65cm" svg:y1="16.4cm" svg:x2="7.874cm" svg:y2="19.227cm" draw:start-shape="id8" draw:start-glue-point="2" draw:end-shape="id9" draw:end-glue-point="11" svg:d="M10650 16400l-2776 2827" svg:viewBox="0 0 2777 2828">
          <text:p/>
        </draw:connector>
        <draw:connector draw:style-name="gr3" draw:text-style-name="P2" draw:layer="layout" draw:type="line" svg:x1="10.65cm" svg:y1="16.4cm" svg:x2="13.427cm" svg:y2="19.228cm" draw:start-shape="id8" draw:start-glue-point="2" draw:end-shape="id10" draw:end-glue-point="5" svg:d="M10650 16400l2777 2828" svg:viewBox="0 0 2778 2829">
          <text:p/>
        </draw:connector>
        <draw:frame draw:style-name="gr4" draw:layer="layout" svg:width="1.3cm" svg:height="0.962cm" svg:x="8.1cm" svg:y="17cm">
          <draw:text-box>
            <text:p>Si</text:p>
          </draw:text-box>
        </draw:frame>
        <draw:frame draw:style-name="gr4" draw:layer="layout" svg:width="1.3cm" svg:height="0.962cm" svg:x="12.1cm" svg:y="17cm">
          <draw:text-box>
            <text:p>Si</text:p>
          </draw:text-box>
        </draw:frame>
        <draw:custom-shape draw:style-name="gr5" draw:text-style-name="P2" xml:id="id11" draw:id="id11" draw:layer="layout" svg:width="4.1cm" svg:height="1.7cm" svg:x="4.6cm" svg:y="25.4cm">
          <text:p text:style-name="P2">Fais action A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4.1cm" svg:height="1.7cm" svg:x="12.8cm" svg:y="25.4cm">
          <text:p text:style-name="P2">Fais action B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6.6cm" svg:y1="22.301cm" svg:x2="6.65cm" svg:y2="25.4cm" draw:start-shape="id9" draw:start-glue-point="8" draw:end-shape="id11" draw:end-glue-point="0" svg:d="M6600 22301l50 3099" svg:viewBox="0 0 51 3100">
          <text:p/>
        </draw:connector>
        <draw:connector draw:style-name="gr3" draw:text-style-name="P2" draw:layer="layout" draw:type="line" svg:x1="14.7cm" svg:y1="22.302cm" svg:x2="14.85cm" svg:y2="25.4cm" draw:start-shape="id10" draw:start-glue-point="8" draw:end-shape="id12" draw:end-glue-point="0" svg:d="M14700 22302l150 3098" svg:viewBox="0 0 151 30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7-01-30T14:54:50.534746314</meta:creation-date>
    <dc:date>2017-01-30T15:17:59.026281821</dc:date>
    <dc:creator>thomas </dc:creator>
    <meta:editing-duration>PT23M5S</meta:editing-duration>
    <meta:editing-cycles>9</meta:editing-cycles>
    <meta:generator>LibreOffice/4.3.3.2$Linux_X86_64 LibreOffice_project/430m0$Build-2</meta:generator>
    <meta:document-statistic meta:object-count="30"/>
  </office:meta>
</office:document-meta>
</file>